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ServiceManager.hasServic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erviceManager.lookup(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valonServiceManager.release(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alonServiceManag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